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4_00-00-00_000.jpg</text:p>
          </table:table-cell>
          <table:table-cell table:style-name="ce22" office:value-type="string">
            <text:p>:m / daylog メモ / 2020-0304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04">
            <text:p>:m / daylog メモ / 2020-030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4_10-13-40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5 E-139-34-49.6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4_11-41-23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38 E-139-34-49.93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4_13-05-18_000.jpg</text:p>
          </table:table-cell>
          <table:table-cell table:style-name="ce22" office:value-type="string">
            <text:p>:m 1*1 RES / 245 / 『人工光合成と有機系太陽電池』　日本化学会、編 / p.85</text:p>
          </table:table-cell>
          <table:table-cell table:style-name="ce23"/>
          <table:table-cell table:style-name="ce3"/>
          <table:table-cell table:style-name="ce3" office:value-type="string">
            <text:p>N-35-35-28.3 E-139-34-49.49</text:p>
          </table:table-cell>
          <table:table-cell table:style-name="ce32" table:formula="of:=IF([.E5]=&quot;&quot;;[.C5];CONCATENATE([.C5];&quot; / &quot;;[.E5]))" office:value-type="string" office:string-value=":m 1*1 RES / 245 / 『人工光合成と有機系太陽電池』　日本化学会、編 / p.85">
            <text:p>:m 1*1 RES / 245 / 『人工光合成と有機系太陽電池』　日本化学会、編 / p.8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4_13-58-59_000.jpg</text:p>
          </table:table-cell>
          <table:table-cell table:style-name="ce22" office:value-type="string">
            <text:p>:m 1-2*2 RES / 245 / 『人工光合成と有機系太陽電池』　日本化学会、編 / p.85</text:p>
          </table:table-cell>
          <table:table-cell table:style-name="ce23"/>
          <table:table-cell table:style-name="ce3"/>
          <table:table-cell table:style-name="ce3" office:value-type="string">
            <text:p>N-35-35-28.77 E-139-34-49.27</text:p>
          </table:table-cell>
          <table:table-cell table:style-name="ce32" table:formula="of:=IF([.E6]=&quot;&quot;;[.C6];CONCATENATE([.C6];&quot; / &quot;;[.E6]))" office:value-type="string" office:string-value=":m 1-2*2 RES / 245 / 『人工光合成と有機系太陽電池』　日本化学会、編 / p.85">
            <text:p>:m 1-2*2 RES / 245 / 『人工光合成と有機系太陽電池』　日本化学会、編 / p.8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4_14-41-31_000.jpg</text:p>
          </table:table-cell>
          <table:table-cell table:style-name="ce22" office:value-type="string">
            <text:p>:m RES 1*1 / free# JVEMV6 37#17.*_1 / 37. miscs of miscs / 17. natural-history / *. 辺野古基地、普天間基地移転 / topic-id=LPXG</text:p>
          </table:table-cell>
          <table:table-cell table:style-name="ce14"/>
          <table:table-cell table:style-name="ce3"/>
          <table:table-cell table:style-name="ce3" office:value-type="string">
            <text:p>N-35-35-28.74 E-139-34-49.27</text:p>
          </table:table-cell>
          <table:table-cell table:style-name="ce32" table:formula="of:=IF([.E7]=&quot;&quot;;[.C7];CONCATENATE([.C7];&quot; / &quot;;[.E7]))" office:value-type="string" office:string-value=":m RES 1*1 / free# JVEMV6 37#17.*_1 / 37. miscs of miscs / 17. natural-history / *. 辺野古基地、普天間基地移転 / topic-id=LPXG">
            <text:p>:m RES 1*1 / free# JVEMV6 37#17.*_1 / 37. miscs of miscs / 17. natural-history / *. 辺野古基地、普天間基地移転 / topic-id=LPX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4_15-39-43_000.jpg</text:p>
          </table:table-cell>
          <table:table-cell table:style-name="ce22" office:value-type="string">
            <text:p>:m 東和 PHOTO / 200229sa / 黄金町駅 / 愛知屋様伊勢佐木町 / １名 / 株式会社金子工業所（大和ハウス） / 日誌</text:p>
          </table:table-cell>
          <table:table-cell table:style-name="ce15"/>
          <table:table-cell table:style-name="ce3"/>
          <table:table-cell table:style-name="ce3" office:value-type="string">
            <text:p>N-35-35-29.34 E-139-34-49.38</text:p>
          </table:table-cell>
          <table:table-cell table:style-name="ce32" table:formula="of:=IF([.E8]=&quot;&quot;;[.C8];CONCATENATE([.C8];&quot; / &quot;;[.E8]))" office:value-type="string" office:string-value=":m 東和 PHOTO / 200229sa / 黄金町駅 / 愛知屋様伊勢佐木町 / １名 / 株式会社金子工業所（大和ハウス） / 日誌">
            <text:p>:m 東和 PHOTO / 200229sa / 黄金町駅 / 愛知屋様伊勢佐木町 / １名 / 株式会社金子工業所（大和ハウス） / 日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4_16-21-01_000.jpg</text:p>
          </table:table-cell>
          <table:table-cell table:style-name="ce22" office:value-type="string">
            <text:p>:m 1*1 RES / 245 / 『習近平の闘い』　富坂聰 / p.18</text:p>
          </table:table-cell>
          <table:table-cell table:style-name="ce15"/>
          <table:table-cell table:style-name="ce3"/>
          <table:table-cell table:style-name="ce3" office:value-type="string">
            <text:p>N-35-35-28.34 E-139-34-49.76</text:p>
          </table:table-cell>
          <table:table-cell table:style-name="ce32" table:formula="of:=IF([.E9]=&quot;&quot;;[.C9];CONCATENATE([.C9];&quot; / &quot;;[.E9]))" office:value-type="string" office:string-value=":m 1*1 RES / 245 / 『習近平の闘い』　富坂聰 / p.18">
            <text:p>:m 1*1 RES / 245 / 『習近平の闘い』　富坂聰 / p.1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4_19-10-07_000.jpg</text:p>
          </table:table-cell>
          <table:table-cell table:style-name="ce22" office:value-type="string">
            <text:p>:m music / log / gt / || s.1:et-6,rev,patt-30,cake-id=39201,score+,-,-,-,- || s.2:f-106,rev,-,-,-,-,-,- || s.3:f-88,rev,cake-id=39786,block=B,video-id=2020-0226,-,-,-,-,R=1 || s.4:f-88,patt,block=B.n,-,-,-,-,R=2</text:p>
          </table:table-cell>
          <table:table-cell table:style-name="ce15"/>
          <table:table-cell table:style-name="ce3"/>
          <table:table-cell table:style-name="ce3" office:value-type="string">
            <text:p>N-35-35-28.6 E-139-34-49.27</text:p>
          </table:table-cell>
          <table:table-cell table:style-name="ce32" table:formula="of:=IF([.E10]=&quot;&quot;;[.C10];CONCATENATE([.C10];&quot; / &quot;;[.E10]))" office:value-type="string" office:string-value=":m music / log / gt / || s.1:et-6,rev,patt-30,cake-id=39201,score+,-,-,-,- || s.2:f-106,rev,-,-,-,-,-,- || s.3:f-88,rev,cake-id=39786,block=B,video-id=2020-0226,-,-,-,-,R=1 || s.4:f-88,patt,block=B.n,-,-,-,-,R=2">
            <text:p>:m music / log / gt / || s.1:et-6,rev,patt-30,cake-id=39201,score+,-,-,-,- || s.2:f-106,rev,-,-,-,-,-,- || s.3:f-88,rev,cake-id=39786,block=B,video-id=2020-0226,-,-,-,-,R=1 || s.4:f-88,patt,block=B.n,-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4_20-39-37_000.jpg</text:p>
          </table:table-cell>
          <table:table-cell table:style-name="ce22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3 E-139-34-49.98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4_21-24-58_000.png</text:p>
          </table:table-cell>
          <table:table-cell table:style-name="ce17" office:value-type="string">
            <text:p>:m / daylog メモ / 2020-0304 / TEMPLATE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m / daylog メモ / 2020-0304 / TEMPLATE">
            <text:p>:m / daylog メモ / 2020-0304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5_00-56-2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31 E-139-34-49.82</text:p>
          </table:table-cell>
          <table:table-cell table:style-name="ce32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5_00-56-45_000.jpg</text:p>
          </table:table-cell>
          <table:table-cell table:style-name="ce16" office:value-type="string">
            <text:p>:m :PHOTO 寝た時刻 / 2020</text:p>
          </table:table-cell>
          <table:table-cell table:style-name="ce23"/>
          <table:table-cell table:style-name="ce3"/>
          <table:table-cell table:style-name="ce3" office:value-type="string">
            <text:p>N-35-35-28.81 E-139-34-49.49</text:p>
          </table:table-cell>
          <table:table-cell table:style-name="ce32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5_06-09-20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3 E-139-34-50.04</text:p>
          </table:table-cell>
          <table:table-cell table:style-name="ce32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05_06-28-02_000.jpg</text:p>
          </table:table-cell>
          <table:table-cell table:style-name="ce22" office:value-type="string">
            <text:p>:m :th / やりたいこと / 貨幣理論；医学；CO2固定；量子；曲の探求；宗教</text:p>
          </table:table-cell>
          <table:table-cell table:style-name="ce15"/>
          <table:table-cell table:style-name="ce3"/>
          <table:table-cell table:style-name="ce3" office:value-type="string">
            <text:p>N-35-35-28.27 E-139-34-50.04</text:p>
          </table:table-cell>
          <table:table-cell table:style-name="ce32" table:formula="of:=IF([.E16]=&quot;&quot;;[.C16];CONCATENATE([.C16];&quot; / &quot;;[.E16]))" office:value-type="string" office:string-value=":m :th / やりたいこと / 貨幣理論；医学；CO2固定；量子；曲の探求；宗教">
            <text:p>:m :th / やりたいこと / 貨幣理論；医学；CO2固定；量子；曲の探求；宗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3_11-35-37_000.m4a</text:p>
          </table:table-cell>
          <table:table-cell table:style-name="ce15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4_18-53-57_000.mov</text:p>
          </table:table-cell>
          <table:table-cell table:style-name="ce6" office:value-type="string">
            <text:p>:VIDEO / @自宅 / メモ / guitar,gt / 演奏、play / g-2020-0304-1 / f-88,rev,cake-id=39786,block=B,video-id=2020-0226,-,-,-,-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guitar,gt / 演奏、play / g-2020-0304-1 / f-88,rev,cake-id=39786,block=B,video-id=2020-0226,-,-,-,-,R=1">
            <text:p>:VIDEO / @自宅 / メモ / guitar,gt / 演奏、play / g-2020-0304-1 / f-88,rev,cake-id=39786,block=B,video-id=2020-0226,-,-,-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4_19-02-03_000.mov</text:p>
          </table:table-cell>
          <table:table-cell table:style-name="ce6" office:value-type="string">
            <text:p>:VIDEO / @自宅 / メモ / guitar,gt / 演奏、play / g-2020-0304-2 / f-88,patt,block=B.n,-,-,-,-,R=2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guitar,gt / 演奏、play / g-2020-0304-2 / f-88,patt,block=B.n,-,-,-,-,R=2">
            <text:p>:VIDEO / @自宅 / メモ / guitar,gt / 演奏、play / g-2020-0304-2 / f-88,patt,block=B.n,-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2020/03/05</text:date>, <text:time>08:2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5T08:26:41.21</dc:date>
    <dc:creator>iwabuchi ken</dc:creator>
    <meta:editing-duration>P18DT1H56M24S</meta:editing-duration>
    <meta:editing-cycles>7224</meta:editing-cycles>
    <meta:document-statistic meta:table-count="1" meta:cell-count="764" meta:object-count="0"/>
  </office:meta>
</office:document-meta>
</file>